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Times New Roman1" svg:font-family="'Times New Roman'" style:font-family-generic="roman"/>
    <style:font-face style:name="Lucida Sans Unicode3" svg:font-family="'Lucida Sans Unicode'" style:font-family-generic="swiss"/>
    <style:font-face style:name="Lucida Sans Unicode1" svg:font-family="'Lucida Sans Unicode'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1" svg:font-family="'Droid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ucida Sans Unicode2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8.218cm" fo:min-width="2.463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4a7ebb" draw:marker-start="msArrowOpenEnd_20_5" draw:marker-start-width="0.315cm" draw:marker-start-center="false" draw:marker-end="msArrowOpenEnd_20_5" draw:marker-end-width="0.315cm" draw:marker-end-center="false" draw:fill="none" draw:textarea-vertical-align="top" draw:auto-grow-height="false" fo:min-height="2.374cm" fo:min-width="1.116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marker-start="msArrowOpenEnd_20_5" draw:marker-start-width="0.315cm" draw:marker-start-center="false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0cm" fo:min-width="5.428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4a7ebb" draw:marker-start="msArrowOpenEnd_20_5" draw:marker-start-width="0.315cm" draw:marker-start-center="false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26cm" draw:stroke-linejoin="round" draw:fill="none" draw:textarea-vertical-align="bottom" draw:auto-grow-height="false" draw:fit-to-size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0cm" fo:min-width="0.688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round" draw:fill="solid" draw:fill-color="#00b8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min-height="11.472cm" fo:min-width="2.675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1.243cm" fo:min-width="2.039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2.887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0.981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2.037cm" fo:min-width="1.279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marker-start="msArrowOpenEnd_20_5" draw:marker-start-width="0.315cm" draw:marker-start-center="false" draw:marker-end="msArrowOpenEnd_20_5" draw:marker-end-width="0.315cm" draw:marker-end-center="false" draw:stroke-linejoin="round" draw:fill="none" draw:textarea-vertical-align="top" draw:auto-grow-height="false" fo:min-height="0cm" fo:min-width="0.872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4a7ebb" draw:marker-start="msArrowOpenEnd_20_5" draw:marker-start-width="0.315cm" draw:marker-start-center="false" draw:marker-end="msArrowOpenEnd_20_5" draw:marker-end-width="0.315cm" draw:marker-end-center="false" draw:fill="none" draw:textarea-vertical-align="top" draw:auto-grow-height="false" fo:min-height="2.092cm" fo:min-width="1.405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8.26cm" fo:min-width="1.448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0.31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00b050" draw:marker-start="msArrowOpenEnd_20_5" draw:marker-start-width="0.315cm" draw:marker-start-center="false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26cm" svg:stroke-color="#7030a0" draw:marker-end="msArrowOpenEnd_20_5" draw:marker-end-width="0.315cm" draw:marker-end-center="false" draw:fill="none" draw:textarea-vertical-align="top" draw:auto-grow-height="false" fo:min-height="3.052cm" fo:min-width="4.21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7030a0" draw:marker-end="msArrowOpenEnd_20_5" draw:marker-end-width="0.315cm" draw:marker-end-center="false" draw:fill="none" draw:textarea-vertical-align="top" draw:auto-grow-height="false" fo:min-height="0cm" fo:min-width="5.164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00b050" draw:marker-start="msArrowOpenEnd_20_5" draw:marker-start-width="0.315cm" draw:marker-start-center="false" draw:marker-end="msArrowOpenEnd_20_5" draw:marker-end-width="0.315cm" draw:marker-end-center="false" draw:fill="none" draw:textarea-vertical-align="top" draw:auto-grow-height="false" fo:min-height="0cm" fo:min-width="1.363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26cm" svg:stroke-color="#00b050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26cm" svg:stroke-color="#00b050" draw:marker-end="msArrowOpenEnd_20_5" draw:marker-end-width="0.315cm" draw:marker-end-center="false" draw:fill="none" draw:textarea-vertical-align="top" draw:auto-grow-height="false" fo:min-height="0cm" fo:min-width="0.261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3.222cm" fo:min-width="1.787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draw:fill="none" fo:min-height="0.994cm"/>
    </style:style>
    <style:style style:name="gr39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min-height="2.206cm" fo:min-width="1.787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draw:fill="none" fo:min-height="0.486cm"/>
    </style:style>
    <style:style style:name="gr41" style:family="graphic" style:parent-style-name="standard">
      <style:graphic-properties draw:stroke="solid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1" style:family="paragraph">
      <style:paragraph-properties fo:margin-left="0cm" fo:margin-right="0cm" fo:margin-top="0cm" fo:margin-bottom="0cm" style:line-height-at-least="1.116cm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6699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6pt" fo:letter-spacing="normal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Lucida Sans Unicode1" style:font-size-asian="12pt" style:font-style-asian="normal" style:font-weight-asian="normal" style:font-name-complex="Lucida Sans Unicode3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fo:font-variant="normal" fo:text-transform="none" fo:color="#376092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00b05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7030a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Text Box 1" draw:style-name="gr1" draw:text-style-name="P2" draw:layer="layout" svg:width="23.917cm" svg:height="1.185cm" svg:x="0.847cm" svg:y="1.27cm">
          <text:p text:style-name="P1"><text:span text:style-name="T1">RTB4FREE Architecture – High Level </text:span></text:p>
          <draw:enhanced-geometry draw:mirror-horizontal="false" draw:mirror-vertical="false" svg:viewBox="0 0 23918 11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.327cm" svg:height="1.057cm" svg:x="1.693cm" svg:y="4.445cm">
          <text:p text:style-name="P3"><text:span text:style-name="T2">RTB </text:span></text:p>
          <text:p text:style-name="P3"><text:span text:style-name="T2">Version 1</text:span></text:p>
          <text:p text:style-name="P4"><text:span text:style-name="T3"><text:s/></text:span></text:p>
          <text:p text:style-name="P4"><text:span text:style-name="T3"/></text:p>
          <draw:enhanced-geometry draw:mirror-horizontal="false" draw:mirror-vertical="false" svg:viewBox="0 0 2328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.539cm" svg:height="1.057cm" svg:x="1.693cm" svg:y="5.715cm">
          <text:p text:style-name="P3"><text:span text:style-name="T2">RTB </text:span></text:p>
          <text:p text:style-name="P3"><text:span text:style-name="T2">Version 2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540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3" draw:text-style-name="P5" draw:layer="layout" svg:width="0.846cm" svg:height="0.007cm" svg:x="4.233cm" svg:y="6.2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4" draw:style-name="gr3" draw:text-style-name="P5" draw:layer="layout" svg:width="1.057cm" svg:height="0.007cm" svg:x="4.022cm" svg:y="4.9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4" draw:text-style-name="P2" draw:layer="layout" svg:width="4.444cm" svg:height="2.471cm" svg:x="11.218cm" svg:y="14.605cm">
          <text:p text:style-name="P4"><text:span text:style-name="T4">Web Application</text:span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draw:enhanced-geometry draw:mirror-horizontal="false" draw:mirror-vertical="false" svg:viewBox="0 0 4445 24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2.358cm" svg:height="1.098cm" svg:x="6.562cm" svg:y="6.138cm">
          <text:p text:style-name="P3"><text:span text:style-name="T5">RTB</text:span></text:p>
          <draw:enhanced-geometry draw:mirror-horizontal="false" draw:mirror-vertical="false" svg:viewBox="0 0 2359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209cm" svg:height="1.098cm" draw:transform="rotate (-1.5707963267949) translate (3.44cm 8.685cm)">
          <text:p text:style-name="P3"><text:span text:style-name="T5">…</text:span></text:p>
          <draw:enhanced-geometry draw:mirror-horizontal="false" draw:mirror-vertical="false" svg:viewBox="0 0 1210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7" draw:text-style-name="P6" draw:layer="layout" svg:width="2.962cm" svg:height="8.467cm" svg:x="6.138cm" svg:y="4.233cm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963 825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.539cm" svg:height="1.057cm" svg:x="1.693cm" svg:y="7.197cm">
          <text:p text:style-name="P3"><text:span text:style-name="T2">Google Admeld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540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.539cm" svg:height="0.846cm" svg:x="1.693cm" svg:y="10.16cm">
          <text:p text:style-name="P3"><text:span text:style-name="T2">Exchange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5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3" draw:text-style-name="P5" draw:layer="layout" svg:width="0.878cm" svg:height="0.007cm" svg:x="4.233cm" svg:y="7.7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0" draw:style-name="gr3" draw:text-style-name="P5" draw:layer="layout" svg:width="0.846cm" svg:height="0.001cm" svg:x="4.233cm" svg:y="10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5" draw:text-style-name="P2" draw:layer="layout" svg:width="2.358cm" svg:height="0.758cm" svg:x="15.24cm" svg:y="5.927cm">
          <text:p text:style-name="P3"><text:span text:style-name="T7">REDIS</text:span></text:p>
          <draw:enhanced-geometry draw:mirror-horizontal="false" draw:mirror-vertical="false" svg:viewBox="0 0 2359 17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8" draw:text-style-name="P2" draw:layer="layout" svg:width="2.962cm" svg:height="3.809cm" svg:x="15.028cm" svg:y="5.503cm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963 38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9" draw:text-style-name="P2" draw:layer="layout" svg:width="3.174cm" svg:height="9.312cm" svg:x="20.108cm" svg:y="3.387cm">
          <text:p text:style-name="P3"><text:span text:style-name="T8">MongoDB</text:span></text:p>
          <text:p text:style-name="P4"><text:span text:style-name="T9"/></text:p>
          <draw:enhanced-geometry draw:mirror-horizontal="false" draw:mirror-vertical="false" svg:viewBox="0 0 3175 9313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Rectangle 69" draw:style-name="gr2" draw:text-style-name="P2" draw:layer="layout" svg:width="2.539cm" svg:height="1.269cm" svg:x="11.853cm" svg:y="15.452cm">
          <text:p text:style-name="P3"><text:span text:style-name="T2">Control </text:span></text:p>
          <text:p text:style-name="P3"><text:span text:style-name="T2">Pages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5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4" draw:style-name="gr10" draw:text-style-name="P5" draw:layer="layout" svg:width="1.616cm" svg:height="2.624cm" draw:transform="rotate (1.5707963267949) translate (8.044cm 14.57cm)">
          <text:p/>
          <draw:enhanced-geometry draw:mirror-horizontal="false" draw:mirror-vertical="true" svg:viewBox="0 0 2329 2117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traight Arrow Connector 50" draw:style-name="gr11" draw:text-style-name="P5" draw:layer="layout" svg:width="5.926cm" svg:height="0.001cm" svg:x="9.102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3" draw:text-style-name="P5" draw:layer="layout" svg:width="5.926cm" svg:height="0.001cm" svg:x="9.102cm" svg:y="5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3" draw:text-style-name="P5" draw:layer="layout" svg:width="11.006cm" svg:height="0.001cm" svg:x="9.102cm" svg:y="4.6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6" draw:text-style-name="P2" draw:layer="layout" svg:width="3.026cm" svg:height="0.716cm" svg:x="9.925cm" svg:y="4.022cm">
          <text:p text:style-name="P3"><text:span text:style-name="T10">Bid Requests</text:span></text:p>
          <draw:enhanced-geometry draw:mirror-horizontal="false" draw:mirror-vertical="false" svg:viewBox="0 0 3027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447cm" svg:height="0.716cm" svg:x="10.927cm" svg:y="5.292cm">
          <text:p text:style-name="P3"><text:span text:style-name="T10">Bid s</text:span></text:p>
          <draw:enhanced-geometry draw:mirror-horizontal="false" draw:mirror-vertical="false" svg:viewBox="0 0 1448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43cm" svg:height="0.716cm" svg:x="10.935cm" svg:y="6.35cm">
          <text:p text:style-name="P3"><text:span text:style-name="T10">Wins</text:span></text:p>
          <draw:enhanced-geometry draw:mirror-horizontal="false" draw:mirror-vertical="false" svg:viewBox="0 0 1431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2.103cm" svg:height="0.716cm" svg:x="8.565cm" svg:y="13.208cm">
          <text:p text:style-name="P3"><text:span text:style-name="T10">Controls</text:span></text:p>
          <draw:enhanced-geometry draw:mirror-horizontal="false" draw:mirror-vertical="false" svg:viewBox="0 0 2104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64" draw:style-name="gr12" draw:text-style-name="P5" draw:layer="layout" svg:x1="5.112cm" svg:y1="4.982cm" svg:x2="5.08cm" svg:y2="10.583cm">
          <text:p/>
        </draw:line>
        <draw:custom-shape draw:name="Straight Arrow Connector 50" draw:style-name="gr11" draw:text-style-name="P5" draw:layer="layout" svg:width="1.057cm" svg:height="0.001cm" svg:x="5.08cm" svg:y="8.4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1" draw:style-name="gr13" draw:text-style-name="P5" draw:layer="layout" svg:width="2.116cm" svg:height="0.001cm" svg:x="17.992cm" svg:y="5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3" draw:style-name="gr13" draw:text-style-name="P5" draw:layer="layout" svg:width="2.116cm" svg:height="0.001cm" svg:x="17.992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14" draw:text-style-name="P5" draw:layer="layout" svg:width="5.928cm" svg:height="0.001cm" svg:x="9.1cm" svg:y="8.37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6" draw:style-name="gr5" draw:text-style-name="P2" draw:layer="layout" svg:width="4.469cm" svg:height="0.716cm" svg:x="9.652cm" svg:y="7.412cm">
          <text:p text:style-name="P3"><text:span text:style-name="T10">Click Through</text:span></text:p>
          <draw:enhanced-geometry draw:mirror-horizontal="false" draw:mirror-vertical="false" svg:viewBox="0 0 4470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4.444cm" svg:height="0.634cm" svg:x="11.218cm" svg:y="13.758cm">
          <text:p text:style-name="P3"><text:span text:style-name="T2">API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444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" draw:style-name="gr15" draw:text-style-name="P5" draw:layer="layout" svg:width="6.032cm" svg:height="3.154cm" svg:x="15.663cm" svg:y="12.7cm">
          <text:p/>
          <draw:enhanced-geometry draw:mirror-horizontal="false" draw:mirror-vertical="true" svg:viewBox="0 0 6033 3155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Rectangle 9" presentation:style-name="pr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11"><text:page-number>&lt;number&gt;</text:page-number></text:span></text:p>
            </draw:text-box>
          </draw:frame>
          <draw:custom-shape draw:name="Text Box 1" draw:style-name="gr16" draw:text-style-name="P2" draw:layer="layout" svg:width="8.245cm" svg:height="1.26cm" svg:x="10.795cm" svg:y="24.13cm">
            <text:p text:style-name="P9"><text:span text:style-name="T12"><text:page-number>&lt;number&gt;</text:page-number></text:span></text:p>
            <draw:enhanced-geometry draw:mirror-horizontal="false" draw:mirror-vertical="false" svg:viewBox="0 0 8246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7" draw:text-style-name="P2" draw:layer="layout" svg:width="12.699cm" svg:height="9.524cm" svg:x="3.175cm" svg:y="1.905cm">
            <text:p text:style-name="P4"/>
            <draw:enhanced-geometry draw:mirror-horizontal="false" draw:mirror-vertical="false" svg:viewBox="0 0 12700 95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2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custom-shape draw:name="Text Box 1" draw:style-name="gr1" draw:text-style-name="P2" draw:layer="layout" svg:width="23.917cm" svg:height="1.185cm" svg:x="0.847cm" svg:y="1.27cm">
          <text:p text:style-name="P1"><text:span text:style-name="T1">RTB4FREE Deployment Architecture </text:span></text:p>
          <draw:enhanced-geometry draw:mirror-horizontal="false" draw:mirror-vertical="false" svg:viewBox="0 0 23918 11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4" draw:style-name="gr18" draw:text-style-name="P5" draw:layer="layout" svg:width="1.188cm" svg:height="0.001cm" svg:x="1.352cm" svg:y="9.87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6" draw:style-name="gr4" draw:text-style-name="P2" draw:layer="layout" svg:width="7.831cm" svg:height="6.467cm" svg:x="7.197cm" svg:y="2.963cm">
          <text:p text:style-name="P4"><text:span text:style-name="T4">EC2 Instance</text:span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draw:enhanced-geometry draw:mirror-horizontal="false" draw:mirror-vertical="false" svg:viewBox="0 0 7832 64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19" draw:text-style-name="P2" draw:layer="layout" svg:width="2.434cm" svg:height="1.52cm" svg:x="2.501cm" svg:y="9.102cm">
          <text:p text:style-name="P3"><text:span text:style-name="T13">Elastic</text:span></text:p>
          <text:p text:style-name="P3"><text:span text:style-name="T13">Load </text:span></text:p>
          <text:p text:style-name="P3"><text:span text:style-name="T13">Balancers</text:span></text:p>
          <draw:enhanced-geometry draw:mirror-horizontal="false" draw:mirror-vertical="false" svg:viewBox="0 0 2435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" draw:text-style-name="P2" draw:layer="layout" svg:width="5.502cm" svg:height="0.695cm" svg:x="7.408cm" svg:y="10.795cm">
          <text:p text:style-name="P4"><text:span text:style-name="T4">EC2 Instance</text:span></text:p>
          <draw:enhanced-geometry draw:mirror-horizontal="false" draw:mirror-vertical="false" svg:viewBox="0 0 5503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209cm" svg:height="1.098cm" draw:transform="rotate (-1.5707963267949) translate (8.308cm 11.437cm)">
          <text:p text:style-name="P3"><text:span text:style-name="T5">…</text:span></text:p>
          <draw:enhanced-geometry draw:mirror-horizontal="false" draw:mirror-vertical="false" svg:viewBox="0 0 1210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9" draw:style-name="gr20" draw:text-style-name="P5" draw:layer="layout" svg:x1="4.935cm" svg:y1="9.652cm" svg:x2="7.62cm" svg:y2="6.08cm">
          <text:p/>
        </draw:line>
        <draw:line draw:name="Straight Connector 71" draw:style-name="gr20" draw:text-style-name="P5" draw:layer="layout" svg:x1="4.935cm" svg:y1="9.871cm" svg:x2="7.408cm" svg:y2="11.158cm">
          <text:p/>
        </draw:line>
        <draw:custom-shape draw:name="Rectangle 46" draw:style-name="gr6" draw:text-style-name="P2" draw:layer="layout" svg:width="1.041cm" svg:height="0.716cm" svg:x="1.206cm" svg:y="9.102cm">
          <text:p text:style-name="P3"><text:span text:style-name="T14">80</text:span></text:p>
          <draw:enhanced-geometry draw:mirror-horizontal="false" draw:mirror-vertical="false" svg:viewBox="0 0 104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" draw:text-style-name="P2" draw:layer="layout" svg:width="5.502cm" svg:height="0.695cm" svg:x="7.408cm" svg:y="12.7cm">
          <text:p text:style-name="P4"><text:span text:style-name="T4">EC2 Instance</text:span></text:p>
          <draw:enhanced-geometry draw:mirror-horizontal="false" draw:mirror-vertical="false" svg:viewBox="0 0 5503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8" draw:text-style-name="P2" draw:layer="layout" svg:width="2.116cm" svg:height="12.487cm" svg:x="16.51cm" svg:y="2.963cm">
          <text:p text:style-name="P4"><text:span text:style-name="T6"/></text:p>
          <text:p text:style-name="P4"><text:span text:style-name="T9"/></text:p>
          <text:p text:style-name="P4"><text:span text:style-name="T3"/></text:p>
          <text:p text:style-name="P3"><text:span text:style-name="T7">REDIS</text:span></text:p>
          <draw:enhanced-geometry draw:mirror-horizontal="false" draw:mirror-vertical="false" svg:viewBox="0 0 2117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21" draw:text-style-name="P6" draw:layer="layout" svg:width="3.174cm" svg:height="12.911cm" svg:x="20.108cm" svg:y="2.54cm">
          <text:p text:style-name="P3"><text:span text:style-name="T8">MongoDB</text:span></text:p>
          <text:p text:style-name="P4"><text:span text:style-name="T9"/></text:p>
          <draw:enhanced-geometry draw:mirror-horizontal="false" draw:mirror-vertical="false" svg:viewBox="0 0 3175 12912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Rectangle 51" draw:style-name="gr4" draw:text-style-name="P2" draw:layer="layout" svg:width="1.481cm" svg:height="0.695cm" svg:x="11.642cm" svg:y="4.233cm">
          <text:p text:style-name="P3"><text:span text:style-name="T4">B1</text:span></text:p>
          <draw:enhanced-geometry draw:mirror-horizontal="false" draw:mirror-vertical="false" svg:viewBox="0 0 1482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" draw:text-style-name="P2" draw:layer="layout" svg:width="1.481cm" svg:height="0.695cm" svg:x="11.642cm" svg:y="5.503cm">
          <text:p text:style-name="P3"><text:span text:style-name="T4">B2</text:span></text:p>
          <draw:enhanced-geometry draw:mirror-horizontal="false" draw:mirror-vertical="false" svg:viewBox="0 0 1482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" draw:text-style-name="P2" draw:layer="layout" svg:width="1.481cm" svg:height="0.695cm" svg:x="11.642cm" svg:y="7.197cm">
          <text:p text:style-name="P3"><text:span text:style-name="T4">Bn</text:span></text:p>
          <draw:enhanced-geometry draw:mirror-horizontal="false" draw:mirror-vertical="false" svg:viewBox="0 0 1482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209cm" svg:height="1.098cm" draw:transform="rotate (-1.5707963267949) translate (12.965cm 6.145cm)">
          <text:p text:style-name="P3"><text:span text:style-name="T5">…</text:span></text:p>
          <draw:enhanced-geometry draw:mirror-horizontal="false" draw:mirror-vertical="false" svg:viewBox="0 0 1210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9" draw:style-name="gr22" draw:text-style-name="P5" draw:layer="layout" svg:width="2.539cm" svg:height="1.493cm" svg:x="9.102cm" svg:y="4.57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01" draw:style-name="gr23" draw:text-style-name="P5" draw:layer="layout" svg:width="2.539cm" svg:height="0.223cm" svg:x="9.102cm" svg:y="5.8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03" draw:style-name="gr23" draw:text-style-name="P5" draw:layer="layout" svg:width="2.539cm" svg:height="1.468cm" svg:x="9.102cm" svg:y="6.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6" draw:text-style-name="P2" draw:layer="layout" svg:width="2.078cm" svg:height="0.716cm" svg:x="9.194cm" svg:y="4.445cm">
          <text:p text:style-name="P3"><text:span text:style-name="T15">Request</text:span></text:p>
          <draw:enhanced-geometry draw:mirror-horizontal="false" draw:mirror-vertical="false" svg:viewBox="0 0 2079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9" draw:style-name="gr23" draw:text-style-name="P5" draw:layer="layout" svg:width="3.386cm" svg:height="0.07cm" svg:x="13.123cm" svg:y="4.5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3" draw:style-name="gr15" draw:text-style-name="P5" draw:layer="layout" svg:width="3.386cm" svg:height="0.001cm" svg:x="13.123cm" svg:y="5.9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4" draw:style-name="gr24" draw:text-style-name="P5" draw:layer="layout" svg:width="3.387cm" svg:height="0.001cm" svg:x="13.123cm" svg:y="7.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6" draw:text-style-name="P2" draw:layer="layout" svg:width="1.121cm" svg:height="0.716cm" svg:x="13.92cm" svg:y="4.022cm">
          <text:p text:style-name="P3"><text:span text:style-name="T15">Bid</text:span></text:p>
          <draw:enhanced-geometry draw:mirror-horizontal="false" draw:mirror-vertical="false" svg:viewBox="0 0 112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7" draw:style-name="gr25" draw:text-style-name="P5" draw:layer="layout" svg:width="1.481cm" svg:height="0.046cm" svg:x="18.627cm" svg:y="4.8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0" draw:style-name="gr23" draw:text-style-name="P5" draw:layer="layout" svg:width="1.593cm" svg:height="0.043cm" svg:x="18.627cm" svg:y="5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2" draw:style-name="gr15" draw:text-style-name="P5" draw:layer="layout" svg:width="3.597cm" svg:height="0.001cm" svg:x="12.912cm" svg:y="11.2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4" draw:style-name="gr15" draw:text-style-name="P5" draw:layer="layout" svg:width="3.597cm" svg:height="0.001cm" svg:x="12.912cm" svg:y="12.9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6" draw:text-style-name="P2" draw:layer="layout" svg:width="1.773cm" svg:height="0.674cm" svg:x="4.837cm" svg:y="7.197cm">
          <text:p text:style-name="P3"><text:span text:style-name="T2">Port X0</text:span></text:p>
          <draw:enhanced-geometry draw:mirror-horizontal="false" draw:mirror-vertical="false" svg:viewBox="0 0 1774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8" draw:style-name="gr20" draw:text-style-name="P5" draw:layer="layout" svg:x1="4.935cm" svg:y1="10.16cm" svg:x2="7.408cm" svg:y2="13.063cm">
          <text:p/>
        </draw:line>
        <draw:custom-shape draw:name="Rectangle 46" draw:style-name="gr6" draw:text-style-name="P2" draw:layer="layout" svg:width="1.773cm" svg:height="0.674cm" svg:x="5.218cm" svg:y="9.737cm">
          <text:p text:style-name="P3"><text:span text:style-name="T2">Port X1</text:span></text:p>
          <draw:enhanced-geometry draw:mirror-horizontal="false" draw:mirror-vertical="false" svg:viewBox="0 0 1774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773cm" svg:height="0.674cm" svg:x="5.006cm" svg:y="11.853cm">
          <text:p text:style-name="P3"><text:span text:style-name="T2">Port Xn</text:span></text:p>
          <draw:enhanced-geometry draw:mirror-horizontal="false" draw:mirror-vertical="false" svg:viewBox="0 0 1774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227cm" svg:height="0.716cm" svg:x="10.083cm" svg:y="5.292cm">
          <text:p text:style-name="P3"><text:span text:style-name="T15">Win</text:span></text:p>
          <draw:enhanced-geometry draw:mirror-horizontal="false" draw:mirror-vertical="false" svg:viewBox="0 0 1228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43cm" svg:height="0.716cm" svg:x="9.346cm" svg:y="6.773cm">
          <text:p text:style-name="P3"><text:span text:style-name="T15">Click</text:span></text:p>
          <draw:enhanced-geometry draw:mirror-horizontal="false" draw:mirror-vertical="false" svg:viewBox="0 0 1431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26" draw:text-style-name="P6" draw:layer="layout" svg:width="1.778cm" svg:height="2.286cm" svg:x="7.62cm" svg:y="5.334cm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6" draw:layer="layout" svg:width="2.116cm" svg:height="1.265cm" svg:x="7.282cm" svg:y="5.339cm">
          <text:p text:style-name="P3"><text:span text:style-name="T7">HA</text:span></text:p>
          <text:p text:style-name="P3"><text:span text:style-name="T7">Proxy</text:span></text:p>
          <draw:enhanced-geometry draw:mirror-horizontal="false" draw:mirror-vertical="false" svg:viewBox="0 0 211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7" draw:style-name="gr25" draw:text-style-name="P5" draw:layer="layout" svg:width="1.481cm" svg:height="0.046cm" svg:x="18.626cm" svg:y="7.6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Rectangle 9" presentation:style-name="pr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11"><text:page-number>&lt;number&gt;</text:page-number></text:span></text:p>
            </draw:text-box>
          </draw:frame>
          <draw:custom-shape draw:name="Text Box 1" draw:style-name="gr16" draw:text-style-name="P2" draw:layer="layout" svg:width="8.245cm" svg:height="1.26cm" svg:x="10.795cm" svg:y="24.13cm">
            <text:p text:style-name="P9"><text:span text:style-name="T12"><text:page-number>&lt;number&gt;</text:page-number></text:span></text:p>
            <draw:enhanced-geometry draw:mirror-horizontal="false" draw:mirror-vertical="false" svg:viewBox="0 0 8246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7" draw:text-style-name="P2" draw:layer="layout" svg:width="12.699cm" svg:height="9.524cm" svg:x="3.175cm" svg:y="1.905cm">
            <text:p text:style-name="P4"/>
            <draw:enhanced-geometry draw:mirror-horizontal="false" draw:mirror-vertical="false" svg:viewBox="0 0 12700 95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2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custom-shape draw:name="Text Box 1" draw:style-name="gr1" draw:text-style-name="P2" draw:layer="layout" svg:width="23.917cm" svg:height="1.185cm" svg:x="0.847cm" svg:y="1.27cm">
          <text:p text:style-name="P1"><text:span text:style-name="T1">RTB4FREE Architecture – Detail</text:span></text:p>
          <draw:enhanced-geometry draw:mirror-horizontal="false" draw:mirror-vertical="false" svg:viewBox="0 0 23918 11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2.116cm" svg:height="1.265cm" svg:x="1.524cm" svg:y="7.112cm">
          <text:p text:style-name="P3"><text:span text:style-name="T7">HA</text:span></text:p>
          <text:p text:style-name="P3"><text:span text:style-name="T7">Proxy</text:span></text:p>
          <draw:enhanced-geometry draw:mirror-horizontal="false" draw:mirror-vertical="false" svg:viewBox="0 0 211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8" draw:text-style-name="P2" draw:layer="layout" svg:width="2.088cm" svg:height="3.318cm" svg:x="1.524cm" svg:y="6.096cm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2089 33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27" draw:text-style-name="P5" draw:layer="layout" svg:width="1.372cm" svg:height="0.001cm" svg:x="3.708cm" svg:y="7.6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51" draw:style-name="gr4" draw:text-style-name="P2" draw:layer="layout" svg:width="2.116cm" svg:height="1.581cm" svg:x="10.16cm" svg:y="4.445cm">
          <text:p text:style-name="P3"><text:span text:style-name="T4">Bid</text:span></text:p>
          <text:p text:style-name="P3"><text:span text:style-name="T4">Formation</text:span></text:p>
          <draw:enhanced-geometry draw:mirror-horizontal="false" draw:mirror-vertical="false" svg:viewBox="0 0 2117 15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2" draw:style-name="gr28" draw:text-style-name="P5" draw:layer="layout" svg:width="1.905cm" svg:height="2.342cm" svg:x="8.254cm" svg:y="5.0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6" draw:style-name="gr6" draw:text-style-name="P6" draw:layer="layout" svg:width="1.041cm" svg:height="0.716cm" svg:x="0.229cm" svg:y="6.65cm">
          <text:p text:style-name="P3"><text:span text:style-name="T14">80</text:span></text:p>
          <draw:enhanced-geometry draw:mirror-horizontal="false" draw:mirror-vertical="false" svg:viewBox="0 0 104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" draw:text-style-name="P2" draw:layer="layout" svg:width="2.116cm" svg:height="1.139cm" svg:x="15.452cm" svg:y="4.445cm">
          <text:p text:style-name="P3"><text:span text:style-name="T4">Bid or </text:span><text:span text:style-name="T4"><text:line-break/></text:span><text:span text:style-name="T4">No Bid</text:span></text:p>
          <draw:enhanced-geometry draw:mirror-horizontal="false" draw:mirror-vertical="false" svg:viewBox="0 0 2117 11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29" draw:text-style-name="P10" draw:layer="layout" svg:width="1.947cm" svg:height="8.509cm" svg:x="18.627cm" svg:y="3.175cm">
          <text:p text:style-name="P4"><text:span text:style-name="T6"/></text:p>
          <text:p text:style-name="P4"><text:span text:style-name="T9"/></text:p>
          <text:p text:style-name="P4"><text:span text:style-name="T3"/></text:p>
          <text:p text:style-name="P3"><text:span text:style-name="T7">REDIS</text:span></text:p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9" draw:text-style-name="P2" draw:layer="layout" svg:width="3.174cm" svg:height="12.911cm" svg:x="21.59cm" svg:y="2.752cm">
          <text:p text:style-name="P3"><text:span text:style-name="T8">MongoDB</text:span></text:p>
          <text:p text:style-name="P4"><text:span text:style-name="T9"/></text:p>
          <draw:enhanced-geometry draw:mirror-horizontal="false" draw:mirror-vertical="false" svg:viewBox="0 0 3175 12912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Straight Arrow Connector 44" draw:style-name="gr30" draw:text-style-name="P5" draw:layer="layout" svg:width="0.81cm" svg:height="0.032cm" svg:x="20.828cm" svg:y="5.04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51" draw:style-name="gr4" draw:text-style-name="P2" draw:layer="layout" svg:width="2.116cm" svg:height="1.581cm" svg:x="12.912cm" svg:y="4.445cm">
          <text:p text:style-name="P3"><text:span text:style-name="T4">Campaign</text:span></text:p>
          <text:p text:style-name="P3"><text:span text:style-name="T4">Select</text:span></text:p>
          <draw:enhanced-geometry draw:mirror-horizontal="false" draw:mirror-vertical="false" svg:viewBox="0 0 2117 15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" draw:text-style-name="P2" draw:layer="layout" svg:width="2.116cm" svg:height="1.581cm" svg:x="10.16cm" svg:y="7.197cm">
          <text:p text:style-name="P3"><text:span text:style-name="T4">Bid</text:span></text:p>
          <text:p text:style-name="P3"><text:span text:style-name="T4">Retrieve</text:span></text:p>
          <draw:enhanced-geometry draw:mirror-horizontal="false" draw:mirror-vertical="false" svg:viewBox="0 0 2117 15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7" draw:style-name="gr31" draw:text-style-name="P5" draw:layer="layout" svg:width="1.904cm" svg:height="0.001cm" svg:x="8.254cm" svg:y="7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9" draw:style-name="gr32" draw:text-style-name="P5" draw:layer="layout" svg:width="4.71cm" svg:height="3.302cm" svg:x="8.254cm" svg:y="8.3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6" draw:text-style-name="P2" draw:layer="layout" svg:width="1.121cm" svg:height="0.716cm" svg:x="8.417cm" svg:y="5.927cm">
          <text:p text:style-name="P3"><text:span text:style-name="T15">Bid</text:span></text:p>
          <draw:enhanced-geometry draw:mirror-horizontal="false" draw:mirror-vertical="false" svg:viewBox="0 0 112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227cm" svg:height="0.716cm" svg:x="8.773cm" svg:y="7.197cm">
          <text:p text:style-name="P3"><text:span text:style-name="T16">Win</text:span></text:p>
          <draw:enhanced-geometry draw:mirror-horizontal="false" draw:mirror-vertical="false" svg:viewBox="0 0 1228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43cm" svg:height="0.716cm" svg:x="8.584cm" svg:y="9.948cm">
          <text:p text:style-name="P3"><text:span text:style-name="T17">Click</text:span></text:p>
          <draw:enhanced-geometry draw:mirror-horizontal="false" draw:mirror-vertical="false" svg:viewBox="0 0 1431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6" draw:style-name="gr33" draw:text-style-name="P5" draw:layer="layout" svg:width="5.664cm" svg:height="0.001cm" draw:transform="rotate (0.0169296937443445) translate (12.964cm 11.6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0" draw:style-name="gr31" draw:text-style-name="P5" draw:layer="layout" svg:width="1.481cm" svg:height="0.012cm" svg:x="12.277cm" svg:y="7.76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6" draw:style-name="gr34" draw:text-style-name="P5" draw:layer="layout" svg:width="1.863cm" svg:height="0.001cm" svg:x="16.764cm" svg:y="7.8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6" draw:text-style-name="P2" draw:layer="layout" svg:width="1.845cm" svg:height="1.179cm" svg:x="16.951cm" svg:y="6.441cm">
          <text:p text:style-name="P3"><text:span text:style-name="T16">Record</text:span></text:p>
          <text:p text:style-name="P3"><text:span text:style-name="T16"><text:s/></text:span><text:span text:style-name="T16">Win</text:span></text:p>
          <draw:enhanced-geometry draw:mirror-horizontal="false" draw:mirror-vertical="false" svg:viewBox="0 0 2693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35" draw:text-style-name="P5" draw:layer="layout" svg:width="7.407cm" svg:height="1.173cm" draw:transform="rotate (-3.14159265358979) translate (18.627cm 9.525cm)">
          <text:p/>
          <draw:enhanced-geometry draw:mirror-horizontal="false" draw:mirror-vertical="false" svg:viewBox="0 0 7408 1174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Rectangle 46" draw:style-name="gr6" draw:text-style-name="P2" draw:layer="layout" svg:width="2.87cm" svg:height="0.716cm" svg:x="12.87cm" svg:y="8.89cm">
          <text:p text:style-name="P3"><text:span text:style-name="T16">Bid Retrieve</text:span></text:p>
          <draw:enhanced-geometry draw:mirror-horizontal="false" draw:mirror-vertical="false" svg:viewBox="0 0 2871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3" draw:style-name="gr23" draw:text-style-name="P5" draw:layer="layout" svg:width="0.634cm" svg:height="0.001cm" svg:x="12.277cm" svg:y="5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5" draw:style-name="gr23" draw:text-style-name="P5" draw:layer="layout" svg:width="0.422cm" svg:height="0.001cm" svg:x="15.028cm" svg:y="5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7" draw:style-name="gr23" draw:text-style-name="P5" draw:layer="layout" svg:width="1.101cm" svg:height="0.04cm" svg:x="17.568cm" svg:y="4.98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89" draw:style-name="gr36" draw:text-style-name="P5" draw:layer="layout" svg:width="0.761cm" svg:height="0.001cm" svg:x="20.828cm" svg:y="7.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1" draw:style-name="gr13" draw:text-style-name="P5" draw:layer="layout" svg:width="1.378cm" svg:height="0.037cm" svg:x="0.146cm" svg:y="7.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5" draw:text-style-name="P6" draw:layer="layout" svg:width="1.472cm" svg:height="1.097cm" svg:x="3.608cm" svg:y="6.604cm">
          <text:p text:style-name="P3"><text:span text:style-name="T2">Port X</text:span></text:p>
          <draw:enhanced-geometry draw:mirror-horizontal="false" draw:mirror-vertical="false" svg:viewBox="0 0 1473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6" draw:layer="layout" svg:width="3.174cm" svg:height="1.097cm" svg:x="6.35cm" svg:y="4.868cm">
          <text:p text:style-name="P3"><text:span text:style-name="T13">Concurrent Connections</text:span></text:p>
          <draw:enhanced-geometry draw:mirror-horizontal="false" draw:mirror-vertical="false" svg:viewBox="0 0 2752 15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6.349cm" svg:height="0.674cm" svg:x="11.007cm" svg:y="3.387cm">
          <text:p text:style-name="P3"><text:span text:style-name="T13">Separate Threads</text:span></text:p>
          <draw:enhanced-geometry draw:mirror-horizontal="false" draw:mirror-vertical="false" svg:viewBox="0 0 6350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37" draw:text-style-name="P6" draw:layer="layout" svg:width="2.286cm" svg:height="3.471cm" svg:x="5.08cm" svg:y="6.858cm">
          <text:p text:style-name="P3"><text:span text:style-name="T18"/></text:p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3" draw:layer="layout" svg:width="3.302cm" svg:height="1.244cm" svg:x="5.08cm" svg:y="7.138cm">
          <draw:text-box>
            <text:p text:style-name="P3"><text:span text:style-name="T7">HTTP</text:span></text:p>
            <text:p text:style-name="P3"><text:span text:style-name="T7">Handler</text:span></text:p>
          </draw:text-box>
        </draw:frame>
        <draw:custom-shape draw:name="Rectangle 67" draw:style-name="gr39" draw:text-style-name="P6" draw:layer="layout" svg:width="2.286cm" svg:height="2.455cm" svg:x="13.716cm" svg:y="7.366cm">
          <text:p/>
          <draw:enhanced-geometry draw:mirror-horizontal="false" draw:mirror-vertical="false" svg:viewBox="0 0 1693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" draw:layer="layout" svg:width="5.08cm" svg:height="0.747cm" svg:x="12.7cm" svg:y="7.366cm">
          <draw:text-box>
            <text:p text:style-name="P3"><text:span text:style-name="T7">Impression</text:span></text:p>
          </draw:text-box>
        </draw:frame>
        <presentation:notes draw:style-name="dp2">
          <draw:frame draw:name="Rectangle 9" presentation:style-name="pr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11"><text:page-number>&lt;number&gt;</text:page-number></text:span></text:p>
            </draw:text-box>
          </draw:frame>
          <draw:custom-shape draw:name="Text Box 1" draw:style-name="gr16" draw:text-style-name="P2" draw:layer="layout" svg:width="8.245cm" svg:height="1.26cm" svg:x="10.795cm" svg:y="24.13cm">
            <text:p text:style-name="P9"><text:span text:style-name="T12"><text:page-number>&lt;number&gt;</text:page-number></text:span></text:p>
            <draw:enhanced-geometry draw:mirror-horizontal="false" draw:mirror-vertical="false" svg:viewBox="0 0 8246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7" draw:text-style-name="P2" draw:layer="layout" svg:width="12.699cm" svg:height="9.524cm" svg:x="3.175cm" svg:y="1.905cm">
            <text:p text:style-name="P4"/>
            <draw:enhanced-geometry draw:mirror-horizontal="false" draw:mirror-vertical="false" svg:viewBox="0 0 12700 95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2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Text Box 1" draw:style-name="gr1" draw:text-style-name="P2" draw:layer="layout" svg:width="23.917cm" svg:height="1.185cm" svg:x="0.847cm" svg:y="1.27cm">
          <text:p text:style-name="P1"><text:span text:style-name="T1">RTB4FREE <text:s/>Bid/Win Processes</text:span></text:p>
          <draw:enhanced-geometry draw:mirror-horizontal="false" draw:mirror-vertical="false" svg:viewBox="0 0 23918 11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041cm" svg:height="0.716cm" svg:x="2.899cm" svg:y="4.445cm">
          <text:p text:style-name="P3"><text:span text:style-name="T14">80</text:span></text:p>
          <draw:enhanced-geometry draw:mirror-horizontal="false" draw:mirror-vertical="false" svg:viewBox="0 0 1042 7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8" draw:text-style-name="P2" draw:layer="layout" svg:width="2.201cm" svg:height="10.085cm" svg:x="13.547cm" svg:y="4.233cm">
          <text:p text:style-name="P4"><text:span text:style-name="T6"/></text:p>
          <text:p text:style-name="P4"><text:span text:style-name="T9"/></text:p>
          <text:p text:style-name="P4"><text:span text:style-name="T3"/></text:p>
          <text:p text:style-name="P3"><text:span text:style-name="T7">REDIS</text:span></text:p>
          <draw:enhanced-geometry draw:mirror-horizontal="false" draw:mirror-vertical="false" svg:viewBox="0 0 2202 100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9" draw:text-style-name="P2" draw:layer="layout" svg:width="3.174cm" svg:height="12.911cm" svg:x="17.467cm" svg:y="3.444cm">
          <text:p text:style-name="P3"><text:span text:style-name="T8">MongoDB</text:span></text:p>
          <text:p text:style-name="P4"><text:span text:style-name="T9"/></text:p>
          <draw:enhanced-geometry draw:mirror-horizontal="false" draw:mirror-vertical="false" svg:viewBox="0 0 3175 12912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line draw:name="Straight Connector 37" draw:style-name="gr41" draw:text-style-name="P5" draw:layer="layout" svg:x1="5.08cm" svg:y1="4.021cm" svg:x2="5.08cm" svg:y2="15.47cm">
          <text:p/>
        </draw:line>
        <draw:line draw:name="Straight Connector 38" draw:style-name="gr41" draw:text-style-name="P5" draw:layer="layout" svg:x1="9.948cm" svg:y1="4.021cm" svg:x2="10.16cm" svg:y2="15.451cm">
          <text:p/>
        </draw:line>
        <draw:custom-shape draw:name="Straight Arrow Connector 40" draw:style-name="gr13" draw:text-style-name="P5" draw:layer="layout" svg:width="4.867cm" svg:height="0.001cm" svg:x="5.08cm" svg:y="4.4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8" draw:style-name="gr13" draw:text-style-name="P5" draw:layer="layout" svg:width="7.407cm" svg:height="0.001cm" svg:x="2.532cm" svg:y="6.9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4" draw:style-name="gr13" draw:text-style-name="P5" draw:layer="layout" svg:width="7.556cm" svg:height="0.018cm" svg:x="2.54cm" svg:y="9.52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56" draw:style-name="gr13" draw:text-style-name="P5" draw:layer="layout" svg:width="3.386cm" svg:height="0.001cm" svg:x="10.16cm" svg:y="10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4" draw:style-name="gr13" draw:text-style-name="P5" draw:layer="layout" svg:width="2.553cm" svg:height="0.001cm" svg:x="2.54cm" svg:y="10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1" draw:style-name="gr13" draw:text-style-name="P5" draw:layer="layout" svg:width="5.079cm" svg:height="0.001cm" svg:x="5.08cm" svg:y="12.0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3" draw:style-name="gr13" draw:text-style-name="P5" draw:layer="layout" svg:width="3.386cm" svg:height="0.001cm" svg:x="10.16cm" svg:y="13.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5" draw:style-name="gr13" draw:text-style-name="P5" draw:layer="layout" svg:width="7.619cm" svg:height="0.001cm" svg:x="2.532cm" svg:y="14.60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9" draw:style-name="gr13" draw:text-style-name="P5" draw:layer="layout" svg:width="7.355cm" svg:height="0.018cm" svg:x="10.16cm" svg:y="15.00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31" draw:style-name="gr13" draw:text-style-name="P5" draw:layer="layout" svg:width="2.751cm" svg:height="0.001cm" svg:x="2.328cm" svg:y="4.2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36" draw:style-name="gr42" draw:text-style-name="P2" draw:layer="layout" svg:width="2.214cm" svg:height="0.758cm" svg:x="2.391cm" svg:y="3.387cm">
          <text:p text:style-name="P4"><text:span text:style-name="T18">Request</text:span></text:p>
          <draw:enhanced-geometry draw:mirror-horizontal="false" draw:mirror-vertical="false" svg:viewBox="0 0 22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7" draw:style-name="gr42" draw:text-style-name="P2" draw:layer="layout" svg:width="4.386cm" svg:height="0.843cm" svg:x="5.33cm" svg:y="3.598cm">
          <text:p text:style-name="P4"><text:span text:style-name="T18">Select </text:span><text:span text:style-name="T19">campaign</text:span></text:p>
          <draw:enhanced-geometry draw:mirror-horizontal="false" draw:mirror-vertical="false" svg:viewBox="0 0 438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8" draw:style-name="gr42" draw:text-style-name="P2" draw:layer="layout" svg:width="1.862cm" svg:height="0.758cm" svg:x="6.459cm" svg:y="6.138cm">
          <text:p text:style-name="P4"><text:span text:style-name="T18">No bid</text:span></text:p>
          <draw:enhanced-geometry draw:mirror-horizontal="false" draw:mirror-vertical="false" svg:viewBox="0 0 18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9" draw:style-name="gr42" draw:text-style-name="P2" draw:layer="layout" svg:width="1.176cm" svg:height="0.758cm" svg:x="6.717cm" svg:y="8.467cm">
          <text:p text:style-name="P4"><text:span text:style-name="T18">Bid</text:span></text:p>
          <draw:enhanced-geometry draw:mirror-horizontal="false" draw:mirror-vertical="false" svg:viewBox="0 0 11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0" draw:style-name="gr42" draw:text-style-name="P2" draw:layer="layout" svg:width="2.675cm" svg:height="0.758cm" svg:x="2.39cm" svg:y="9.737cm">
          <text:p text:style-name="P4"><text:span text:style-name="T18">Win Notify</text:span></text:p>
          <draw:enhanced-geometry draw:mirror-horizontal="false" draw:mirror-vertical="false" svg:viewBox="0 0 267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2" draw:style-name="gr42" draw:text-style-name="P2" draw:layer="layout" svg:width="2.099cm" svg:height="0.758cm" svg:x="6.431cm" svg:y="11.218cm">
          <text:p text:style-name="P4"><text:span text:style-name="T18">Process</text:span></text:p>
          <draw:enhanced-geometry draw:mirror-horizontal="false" draw:mirror-vertical="false" svg:viewBox="0 0 210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3" draw:style-name="gr42" draw:text-style-name="P2" draw:layer="layout" svg:width="1.612cm" svg:height="0.758cm" svg:x="11.126cm" svg:y="9.737cm">
          <text:p text:style-name="P4"><text:span text:style-name="T18">Store</text:span></text:p>
          <draw:enhanced-geometry draw:mirror-horizontal="false" draw:mirror-vertical="false" svg:viewBox="0 0 161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4" draw:style-name="gr42" draw:text-style-name="P2" draw:layer="layout" svg:width="2.264cm" svg:height="0.758cm" svg:x="10.849cm" svg:y="13.123cm">
          <text:p text:style-name="P4"><text:span text:style-name="T18">Retrieve</text:span></text:p>
          <draw:enhanced-geometry draw:mirror-horizontal="false" draw:mirror-vertical="false" svg:viewBox="0 0 226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6" draw:style-name="gr42" draw:text-style-name="P2" draw:layer="layout" svg:width="4.157cm" svg:height="0.758cm" svg:x="5.595cm" svg:y="13.758cm">
          <text:p text:style-name="P4"><text:span text:style-name="T18">Respond creative</text:span></text:p>
          <draw:enhanced-geometry draw:mirror-horizontal="false" draw:mirror-vertical="false" svg:viewBox="0 0 415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7" draw:style-name="gr42" draw:text-style-name="P2" draw:layer="layout" svg:width="1.955cm" svg:height="0.758cm" svg:x="11.101cm" svg:y="14.182cm">
          <text:p text:style-name="P4"><text:span text:style-name="T18">Record</text:span></text:p>
          <draw:enhanced-geometry draw:mirror-horizontal="false" draw:mirror-vertical="false" svg:viewBox="0 0 195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8" draw:style-name="gr42" draw:text-style-name="P2" draw:layer="layout" svg:width="3.598cm" svg:height="1.013cm" svg:x="-0.319cm" svg:y="7.62cm">
          <text:p text:style-name="P4"><text:span text:style-name="T20">Exchange</text:span></text:p>
          <draw:enhanced-geometry draw:mirror-horizontal="false" draw:mirror-vertical="false" svg:viewBox="0 0 359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9" presentation:style-name="pr1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11"><text:page-number>&lt;number&gt;</text:page-number></text:span></text:p>
            </draw:text-box>
          </draw:frame>
          <draw:custom-shape draw:name="Text Box 1" draw:style-name="gr16" draw:text-style-name="P2" draw:layer="layout" svg:width="8.245cm" svg:height="1.26cm" svg:x="10.795cm" svg:y="24.13cm">
            <text:p text:style-name="P9"><text:span text:style-name="T12"><text:page-number>&lt;number&gt;</text:page-number></text:span></text:p>
            <draw:enhanced-geometry draw:mirror-horizontal="false" draw:mirror-vertical="false" svg:viewBox="0 0 8246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7" draw:text-style-name="P2" draw:layer="layout" svg:width="12.699cm" svg:height="9.524cm" svg:x="3.175cm" svg:y="1.905cm">
            <text:p text:style-name="P4"/>
            <draw:enhanced-geometry draw:mirror-horizontal="false" draw:mirror-vertical="false" svg:viewBox="0 0 12700 95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2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Times New Roman1" svg:font-family="'Times New Roman'" style:font-family-generic="roman"/>
    <style:font-face style:name="Lucida Sans Unicode3" svg:font-family="'Lucida Sans Unicode'" style:font-family-generic="swiss"/>
    <style:font-face style:name="Lucida Sans Unicode1" svg:font-family="'Lucida Sans Unicode'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1" svg:font-family="'Droid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ucida Sans Unicode2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4" draw:layer="backgroundobjects" svg:width="5.926cm" svg:height="1.013cm" svg:x="1.27cm" svg:y="17.657cm" presentation:class="date-time" presentation:user-transformed="true">
        <draw:text-box>
          <text:p text:style-name="MP3"><text:span text:style-name="MT2"><text:date style:data-style-name="D1" text:date-value="2015-02-02">2/2/15</text:date></text:span></text:p>
        </draw:text-box>
      </draw:frame>
      <draw:frame draw:name="Footer Placeholder 2" presentation:style-name="Mpr1" draw:text-style-name="MP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4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hat is Jacamars (JRTB)?</dc:title>
    <meta:initial-creator>Peter</meta:initial-creator>
    <meta:editing-cycles>41</meta:editing-cycles>
    <meta:creation-date>2012-11-26T01:09:23</meta:creation-date>
    <dc:date>2015-02-02T10:02:10.678493998</dc:date>
    <meta:editing-duration>PT17M25S</meta:editing-duration>
    <meta:generator>LibreOffice/4.3.3.2$Linux_X86_64 LibreOffice_project/430m0$Build-2</meta:generator>
    <meta:document-statistic meta:object-count="17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